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keep-with-next="always"/>
      <style:text-properties officeooo:paragraph-rsid="00041e21"/>
    </style:style>
    <style:style style:name="P2" style:family="paragraph" style:parent-style-name="Heading_20_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3" style:family="paragraph" style:parent-style-name="Heading_20_4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5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6" style:family="paragraph" style:parent-style-name="Heading_20_3">
      <style:text-properties officeooo:paragraph-rsid="00041e21"/>
    </style:style>
    <style:style style:name="P7" style:family="paragraph" style:parent-style-name="Heading_20_3">
      <style:paragraph-properties fo:margin-top="0cm" fo:margin-bottom="0cm" style:contextual-spacing="false"/>
      <style:text-properties officeooo:paragraph-rsid="00041e21"/>
    </style:style>
    <style:style style:name="P8" style:family="paragraph" style:parent-style-name="Heading_20_4">
      <style:paragraph-properties fo:margin-top="0cm" fo:margin-bottom="0cm" style:contextual-spacing="false" fo:keep-with-next="always"/>
      <style:text-properties officeooo:paragraph-rsid="00041e21"/>
    </style:style>
    <style:style style:name="P9" style:family="paragraph" style:parent-style-name="Heading_20_4">
      <style:paragraph-properties fo:margin-top="0cm" fo:margin-bottom="0cm" style:contextual-spacing="false"/>
      <style:text-properties officeooo:paragraph-rsid="00041e21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041e21"/>
    </style:style>
    <style:style style:name="P11" style:family="paragraph" style:parent-style-name="Heading_20_4">
      <style:text-properties officeooo:paragraph-rsid="00041e21"/>
    </style:style>
    <style:style style:name="P12" style:family="paragraph" style:parent-style-name="Horizontal_20_Line">
      <style:text-properties officeooo:paragraph-rsid="00041e21"/>
    </style:style>
    <style:style style:name="P13" style:family="paragraph" style:parent-style-name="Text_20_body">
      <style:text-properties officeooo:paragraph-rsid="00041e21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 fo:background-color="#ffff38"/>
    </style:style>
    <style:style style:name="P15" style:family="paragraph" style:parent-style-name="Text_20_body">
      <style:text-properties fo:font-weight="bold" officeooo:paragraph-rsid="00041e21" style:font-weight-asian="bold" style:font-weight-complex="bold"/>
    </style:style>
    <style:style style:name="P16" style:family="paragraph" style:parent-style-name="Text_20_body">
      <style:text-properties fo:font-size="16pt" fo:font-weight="bold" officeooo:paragraph-rsid="00041e21" style:font-size-asian="16pt" style:font-weight-asian="bold" style:font-size-complex="16pt" style:font-weight-complex="bold"/>
    </style:style>
    <style:style style:name="P17" style:family="paragraph" style:parent-style-name="Heading_20_4" style:list-style-name="L10">
      <style:paragraph-properties fo:margin-top="0cm" fo:margin-bottom="0cm" style:contextual-spacing="false" fo:keep-with-next="always"/>
      <style:text-properties officeooo:paragraph-rsid="00041e21"/>
    </style:style>
    <style:style style:name="P18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19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20" style:family="paragraph" style:parent-style-name="Preformatted_20_Text" style:list-style-name="L9">
      <style:paragraph-properties fo:margin-left="0cm" fo:margin-right="0cm" fo:text-indent="0cm" style:auto-text-indent="false" style:writing-mode="lr-tb"/>
      <style:text-properties officeooo:paragraph-rsid="00041e21"/>
    </style:style>
    <style:style style:name="P21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22" style:family="paragraph" style:parent-style-name="Preformatted_20_Text" style:list-style-name="L9">
      <style:paragraph-properties style:writing-mode="lr-tb"/>
      <style:text-properties officeooo:paragraph-rsid="00041e21"/>
    </style:style>
    <style:style style:name="P23" style:family="paragraph" style:parent-style-name="Preformatted_20_Text" style:list-style-name="L9">
      <style:paragraph-properties fo:margin-top="0cm" fo:margin-bottom="0.499cm" style:contextual-spacing="false" style:writing-mode="lr-tb"/>
      <style:text-properties officeooo:paragraph-rsid="00041e21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25" style:family="paragraph" style:parent-style-name="Preformatted_20_Text" style:list-style-name="L11">
      <style:paragraph-properties fo:margin-left="0cm" fo:margin-right="0cm" fo:text-indent="0cm" style:auto-text-indent="false" style:writing-mode="lr-tb"/>
      <style:text-properties officeooo:paragraph-rsid="00041e21"/>
    </style:style>
    <style:style style:name="P26" style:family="paragraph" style:parent-style-name="Preformatted_20_Text" style:list-style-name="L11">
      <style:paragraph-properties style:writing-mode="lr-tb"/>
      <style:text-properties officeooo:paragraph-rsid="00041e21"/>
    </style:style>
    <style:style style:name="P27" style:family="paragraph" style:parent-style-name="Preformatted_20_Text" style:list-style-name="L11">
      <style:paragraph-properties fo:margin-top="0cm" fo:margin-bottom="0.499cm" style:contextual-spacing="false" style:writing-mode="lr-tb"/>
      <style:text-properties officeooo:paragraph-rsid="00041e21"/>
    </style:style>
    <style:style style:name="P28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29" style:family="paragraph" style:parent-style-name="Preformatted_20_Text" style:list-style-name="L13">
      <style:paragraph-properties fo:margin-left="0cm" fo:margin-right="0cm" fo:text-indent="0cm" style:auto-text-indent="false" style:writing-mode="lr-tb"/>
      <style:text-properties officeooo:paragraph-rsid="00041e21"/>
    </style:style>
    <style:style style:name="P30" style:family="paragraph" style:parent-style-name="Preformatted_20_Text" style:list-style-name="L13">
      <style:paragraph-properties style:writing-mode="lr-tb"/>
      <style:text-properties officeooo:paragraph-rsid="00041e21"/>
    </style:style>
    <style:style style:name="P31" style:family="paragraph" style:parent-style-name="Preformatted_20_Text" style:list-style-name="L13">
      <style:paragraph-properties fo:margin-top="0cm" fo:margin-bottom="0.499cm" style:contextual-spacing="false" style:writing-mode="lr-tb"/>
      <style:text-properties officeooo:paragraph-rsid="00041e21"/>
    </style:style>
    <style:style style:name="P32" style:family="paragraph" style:parent-style-name="Preformatted_20_Text" style:list-style-name="L14">
      <style:paragraph-properties fo:margin-left="0cm" fo:margin-right="0cm" fo:text-indent="0cm" style:auto-text-indent="false" style:writing-mode="lr-tb"/>
      <style:text-properties officeooo:paragraph-rsid="00041e21"/>
    </style:style>
    <style:style style:name="P33" style:family="paragraph" style:parent-style-name="Preformatted_20_Text" style:list-style-name="L14">
      <style:paragraph-properties fo:margin-top="0cm" fo:margin-bottom="0.499cm" style:contextual-spacing="false" style:writing-mode="lr-tb"/>
      <style:text-properties officeooo:paragraph-rsid="00041e21"/>
    </style:style>
    <style:style style:name="P34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35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36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41e21"/>
    </style:style>
    <style:style style:name="P37" style:family="paragraph" style:parent-style-name="Text_20_body" style:list-style-name="L1">
      <style:text-properties officeooo:paragraph-rsid="00041e21"/>
    </style:style>
    <style:style style:name="P38" style:family="paragraph" style:parent-style-name="Text_20_body" style:list-style-name="L2">
      <style:text-properties officeooo:paragraph-rsid="00041e21"/>
    </style:style>
    <style:style style:name="P39" style:family="paragraph" style:parent-style-name="Text_20_body" style:list-style-name="L3">
      <style:paragraph-properties fo:margin-top="0cm" fo:margin-bottom="0cm" style:contextual-spacing="false"/>
      <style:text-properties officeooo:paragraph-rsid="00041e21"/>
    </style:style>
    <style:style style:name="P40" style:family="paragraph" style:parent-style-name="Text_20_body" style:list-style-name="L3">
      <style:text-properties officeooo:paragraph-rsid="00041e21"/>
    </style:style>
    <style:style style:name="P41" style:family="paragraph" style:parent-style-name="Text_20_body" style:list-style-name="L4">
      <style:paragraph-properties fo:margin-top="0cm" fo:margin-bottom="0cm" style:contextual-spacing="false"/>
      <style:text-properties officeooo:paragraph-rsid="00041e21"/>
    </style:style>
    <style:style style:name="P42" style:family="paragraph" style:parent-style-name="Text_20_body" style:list-style-name="L4">
      <style:text-properties officeooo:paragraph-rsid="00041e21"/>
    </style:style>
    <style:style style:name="P43" style:family="paragraph" style:parent-style-name="Text_20_body" style:list-style-name="L5">
      <style:paragraph-properties fo:margin-top="0cm" fo:margin-bottom="0cm" style:contextual-spacing="false"/>
      <style:text-properties officeooo:paragraph-rsid="00041e21"/>
    </style:style>
    <style:style style:name="P44" style:family="paragraph" style:parent-style-name="Text_20_body" style:list-style-name="L5">
      <style:text-properties officeooo:paragraph-rsid="00041e21"/>
    </style:style>
    <style:style style:name="P45" style:family="paragraph" style:parent-style-name="Text_20_body" style:list-style-name="L6">
      <style:paragraph-properties fo:margin-top="0cm" fo:margin-bottom="0cm" style:contextual-spacing="false"/>
      <style:text-properties officeooo:paragraph-rsid="00041e21"/>
    </style:style>
    <style:style style:name="P46" style:family="paragraph" style:parent-style-name="Text_20_body" style:list-style-name="L6">
      <style:text-properties officeooo:paragraph-rsid="00041e21"/>
    </style:style>
    <style:style style:name="P47" style:family="paragraph" style:parent-style-name="Text_20_body" style:list-style-name="L7">
      <style:paragraph-properties fo:margin-top="0cm" fo:margin-bottom="0cm" style:contextual-spacing="false"/>
      <style:text-properties officeooo:paragraph-rsid="00041e21"/>
    </style:style>
    <style:style style:name="P48" style:family="paragraph" style:parent-style-name="Text_20_body" style:list-style-name="L7">
      <style:text-properties officeooo:paragraph-rsid="00041e21"/>
    </style:style>
    <style:style style:name="P49" style:family="paragraph" style:parent-style-name="Text_20_body" style:list-style-name="L9">
      <style:paragraph-properties fo:margin-top="0cm" fo:margin-bottom="0cm" style:contextual-spacing="false"/>
      <style:text-properties officeooo:paragraph-rsid="00041e21"/>
    </style:style>
    <style:style style:name="P50" style:family="paragraph" style:parent-style-name="Text_20_body" style:list-style-name="L9">
      <style:text-properties officeooo:paragraph-rsid="00041e21"/>
    </style:style>
    <style:style style:name="P51" style:family="paragraph" style:parent-style-name="Text_20_body" style:list-style-name="L11">
      <style:text-properties officeooo:paragraph-rsid="00041e21"/>
    </style:style>
    <style:style style:name="P52" style:family="paragraph" style:parent-style-name="Text_20_body" style:list-style-name="L12">
      <style:paragraph-properties fo:margin-top="0cm" fo:margin-bottom="0cm" style:contextual-spacing="false"/>
      <style:text-properties officeooo:paragraph-rsid="00041e21"/>
    </style:style>
    <style:style style:name="P53" style:family="paragraph" style:parent-style-name="Text_20_body" style:list-style-name="L12">
      <style:text-properties officeooo:paragraph-rsid="00041e21"/>
    </style:style>
    <style:style style:name="P54" style:family="paragraph" style:parent-style-name="Text_20_body" style:list-style-name="L13">
      <style:paragraph-properties fo:margin-top="0cm" fo:margin-bottom="0cm" style:contextual-spacing="false"/>
      <style:text-properties officeooo:paragraph-rsid="00041e21"/>
    </style:style>
    <style:style style:name="P55" style:family="paragraph" style:parent-style-name="Text_20_body" style:list-style-name="L13">
      <style:text-properties officeooo:paragraph-rsid="00041e21"/>
    </style:style>
    <style:style style:name="P56" style:family="paragraph" style:parent-style-name="Text_20_body" style:list-style-name="L14">
      <style:text-properties officeooo:paragraph-rsid="00041e21"/>
    </style:style>
    <style:style style:name="P57" style:family="paragraph" style:parent-style-name="Text_20_body" style:list-style-name="L15">
      <style:paragraph-properties fo:margin-top="0cm" fo:margin-bottom="0cm" style:contextual-spacing="false"/>
      <style:text-properties officeooo:paragraph-rsid="00041e21"/>
    </style:style>
    <style:style style:name="P58" style:family="paragraph" style:parent-style-name="Text_20_body" style:list-style-name="L15">
      <style:text-properties officeooo:paragraph-rsid="00041e21"/>
    </style:style>
    <style:style style:name="P59" style:family="paragraph" style:parent-style-name="Text_20_body" style:list-style-name="L16">
      <style:text-properties officeooo:paragraph-rsid="00041e21"/>
    </style:style>
    <style:style style:name="P60" style:family="paragraph" style:parent-style-name="Text_20_body" style:list-style-name="L17">
      <style:text-properties officeooo:paragraph-rsid="00041e21"/>
    </style:style>
    <style:style style:name="P61" style:family="paragraph" style:parent-style-name="Text_20_body" style:list-style-name="L17">
      <style:paragraph-properties fo:margin-top="0cm" fo:margin-bottom="0cm" style:contextual-spacing="false"/>
      <style:text-properties officeooo:paragraph-rsid="00041e21"/>
    </style:style>
    <style:style style:name="P62" style:family="paragraph" style:parent-style-name="Text_20_body" style:list-style-name="L19">
      <style:text-properties officeooo:paragraph-rsid="00041e21"/>
    </style:style>
    <style:style style:name="P63" style:family="paragraph" style:parent-style-name="Text_20_body" style:list-style-name="L19">
      <style:paragraph-properties fo:margin-top="0cm" fo:margin-bottom="0cm" style:contextual-spacing="false"/>
      <style:text-properties officeooo:paragraph-rsid="00041e21"/>
    </style:style>
    <style:style style:name="T1" style:family="text">
      <style:text-properties fo:color="#800080" loext:opacity="100%" fo:font-size="28pt" style:font-size-asian="28pt" style:font-size-complex="28pt"/>
    </style:style>
    <style:style style:name="T2" style:family="text">
      <style:text-properties fo:background-color="#ffff38" loext:char-shading-value="0"/>
    </style:style>
    <style:style style:name="T3" style:family="text">
      <style:text-properties officeooo:rsid="0059cef4" fo:background-color="#ffff38" loext:char-shading-value="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a975d" style:font-weight-asian="normal" style:font-weight-complex="normal"/>
    </style:style>
    <style:style style:name="T7" style:family="text">
      <style:text-properties fo:font-weight="normal" fo:background-color="#ffff38" loext:char-shading-value="0" style:font-weight-asian="normal" style:font-weight-complex="normal"/>
    </style:style>
    <style:style style:name="T8" style:family="text">
      <style:text-properties fo:font-weight="bold" officeooo:rsid="005a975d" style:font-weight-asian="bold" style:font-weight-complex="bold"/>
    </style:style>
    <style:style style:name="T9" style:family="text">
      <style:text-properties style:font-name="Liberation Serif" fo:font-size="12pt" fo:font-weight="normal" style:font-name-asian="Noto Serif CJK SC" style:font-size-asian="12pt" style:font-weight-asian="normal" style:font-name-complex="Lohit Devanagari1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Git Merge</text:span></text:span></text:h>
      <text:p text:style-name="P13"/>
      <text:p text:style-name="P13">Git merge integrates changes from different branches into one. It's commonly used to combine feature branches into a main branch.</text:p>
      <text:list text:style-name="L1">
        <text:list-item>
          <text:p text:style-name="P37"><text:span text:style-name="Strong_20_Emphasis">Ensure you're on the branch where you want to merge:</text:span></text:p>
        </text:list-item>
      </text:list>
      <text:p text:style-name="P4"><text:span text:style-name="Source_20_Text"><text:span text:style-name="T2">git checkout main</text:span></text:span></text:p>
      <text:list text:style-name="L2">
        <text:list-item>
          <text:p text:style-name="P38"><text:span text:style-name="Strong_20_Emphasis">Merge the target branch into the current branch:</text:span></text:p>
        </text:list-item>
      </text:list>
      <text:p text:style-name="P4"><text:span text:style-name="Source_20_Text"><text:span text:style-name="T2">git merge feature-branch</text:span></text:span></text:p>
      <text:p text:style-name="P12"/>
      <text:h text:style-name="P2" text:outline-level="3"><text:span text:style-name="Strong_20_Emphasis"><text:span text:style-name="T4">Octopus Merge in Git</text:span></text:span></text:h>
      <text:p text:style-name="P13">An <text:span text:style-name="Strong_20_Emphasis">Octopus merge</text:span> is a specialized Git operation that allows merging multiple branches into a single branch in one step.</text:p>
      <text:h text:style-name="P6" text:outline-level="3"><text:span text:style-name="Strong_20_Emphasis">When to Use Octopus Merge</text:span></text:h>
      <text:list text:style-name="L3">
        <text:list-item>
          <text:p text:style-name="P39"><text:span text:style-name="Strong_20_Emphasis">Batch Merging:</text:span> When you have multiple small, unrelated branches (e.g., bug fixes or small features) and want to merge them together.</text:p>
        </text:list-item>
        <text:list-item>
          <text:p text:style-name="P40"><text:span text:style-name="Strong_20_Emphasis">Keeping History Compact:</text:span> Avoids cluttering the commit log with separate merge commits for each branch.</text:p>
        </text:list-item>
      </text:list>
      <text:list text:style-name="L4">
        <text:list-item>
          <text:p text:style-name="P41">All branches being merged should have a clean and non-conflicting history with the current branch.</text:p>
        </text:list-item>
        <text:list-item>
          <text:p text:style-name="P42">If conflicts exist, Git will refuse the Octopus merge, and you will need to handle each merge individually.</text:p>
        </text:list-item>
      </text:list>
      <text:h text:style-name="P6" text:outline-level="3"><text:span text:style-name="Strong_20_Emphasis"><text:span text:style-name="T4">Example Workflow</text:span></text:span></text:h>
      <text:p text:style-name="P13">Imagine you have the following branches:</text:p>
      <text:list text:style-name="L5">
        <text:list-item>
          <text:p text:style-name="P43"><text:span text:style-name="Source_20_Text">main</text:span>: The primary branch.</text:p>
        </text:list-item>
        <text:list-item>
          <text:p text:style-name="P43"><text:span text:style-name="Source_20_Text">feature1</text:span>: A branch containing changes for Feature 1.</text:p>
        </text:list-item>
        <text:list-item>
          <text:p text:style-name="P43"><text:span text:style-name="Source_20_Text">feature2</text:span>: A branch containing changes for Feature 2.</text:p>
        </text:list-item>
        <text:list-item>
          <text:p text:style-name="P44"><text:span text:style-name="Source_20_Text">bugfix</text:span>: A branch containing a bug fix.</text:p>
        </text:list-item>
      </text:list>
      <text:h text:style-name="P11" text:outline-level="4"><text:span text:style-name="Strong_20_Emphasis">1. Switch to the target branch (</text:span><text:span text:style-name="Source_20_Text">main</text:span><text:span text:style-name="Strong_20_Emphasis">)</text:span></text:h>
      <text:p text:style-name="P4"><text:span text:style-name="Source_20_Text"><text:span text:style-name="T2">git checkout main</text:span></text:span></text:p>
      <text:h text:style-name="P11" text:outline-level="4"><text:span text:style-name="Strong_20_Emphasis">2. Merge multiple branches simultaneously</text:span></text:h>
      <text:p text:style-name="P4"><text:span text:style-name="Source_20_Text"><text:span text:style-name="T2">git merge feature1 feature2 bugfix</text:span></text:span></text:p>
      <text:h text:style-name="P11" text:outline-level="4"><text:soft-page-break/><text:span text:style-name="Strong_20_Emphasis">3. Result</text:span></text:h>
      <text:list text:style-name="L6">
        <text:list-item>
          <text:p text:style-name="P45">Git will incorporate the changes from all three branches into <text:span text:style-name="Source_20_Text">main</text:span> and create a single merge commit.</text:p>
        </text:list-item>
        <text:list-item>
          <text:p text:style-name="P46">The commit history will look clean, showing one merge commit rather than three individual ones.</text:p>
        </text:list-item>
      </text:list>
      <text:h text:style-name="P6" text:outline-level="3"><text:span text:style-name="Strong_20_Emphasis"><text:span text:style-name="T4">Limitations of Octopus Merge</text:span></text:span></text:h>
      <text:list text:style-name="L7">
        <text:list-item>
          <text:p text:style-name="P47"><text:span text:style-name="Strong_20_Emphasis">No Conflict Resolution Support:</text:span></text:p>
          <text:list>
            <text:list-item>
              <text:p text:style-name="P47">If there are conflicts between any branches, Git will abort the Octopus merge. You’ll need to resolve the conflicts manually and merge branches individually.</text:p>
            </text:list-item>
            <text:list-item>
              <text:p text:style-name="P48">Git error message:</text:p>
              <text:p text:style-name="P18"><text:span text:style-name="Source_20_Text"><text:span text:style-name="T2">error: Merging is not possible because you have unmerged files.</text:span></text:span></text:p>
            </text:list-item>
          </text:list>
        </text:list-item>
        <text:list-item>
          <text:p text:style-name="P47"><text:span text:style-name="Strong_20_Emphasis">Not Ideal for Large, Divergent Changes:</text:span></text:p>
          <text:list>
            <text:list-item>
              <text:p text:style-name="P48">Octopus merges work best for simple, non-overlapping changes. For more complex branch histories, merging branches individually offers better control.</text:p>
            </text:list-item>
          </text:list>
        </text:list-item>
      </text:list>
      <text:p text:style-name="P12"/>
      <text:p text:style-name="P13"><text:span text:style-name="Strong_20_Emphasis"><text:span text:style-name="T4">Check for Conflicts Before Merging:</text:span></text:span></text:p>
      <text:p text:style-name="P13">Use <text:span text:style-name="Source_20_Text">git diff</text:span> to identify potential conflicts before executing an Octopus merge.</text:p>
      <text:list text:style-name="L8">
        <text:list-header>
          <text:p text:style-name="P19"><text:span text:style-name="Source_20_Text"><text:span text:style-name="T2">git diff branch1..branch2</text:span></text:span></text:p>
        </text:list-header>
      </text:list>
      <text:p text:style-name="P12"/>
      <text:h text:style-name="P3" text:outline-level="4"><text:span text:style-name="Strong_20_Emphasis"><text:span text:style-name="T4">Resolving Merge Conflicts</text:span></text:span></text:h>
      <text:list text:style-name="L9">
        <text:list-item>
          <text:p text:style-name="P49">Conflicts occur when the same part of a file is changed in both branches.</text:p>
        </text:list-item>
        <text:list-item>
          <text:p text:style-name="P49">Git will stop the merge process and mark the files with conflicts.</text:p>
          <text:list>
            <text:list-item>
              <text:p text:style-name="P50">Open the conflicting file, and you'll see conflict markers:</text:p>
              <text:p text:style-name="P20"><text:span text:style-name="Source_20_Text"><text:span text:style-name="T2">&lt;&lt;&lt;&lt;&lt;&lt;&lt; HEAD</text:span></text:span></text:p>
              <text:p text:style-name="P22"><text:span text:style-name="Source_20_Text"><text:span text:style-name="T2">// Changes from the current branch</text:span></text:span></text:p>
              <text:p text:style-name="P22"><text:span text:style-name="Source_20_Text"><text:span text:style-name="T2">=======</text:span></text:span></text:p>
              <text:p text:style-name="P22"><text:span text:style-name="Source_20_Text"><text:span text:style-name="T2">// Changes from the branch being merged</text:span></text:span></text:p>
              <text:p text:style-name="P23"><text:span text:style-name="Source_20_Text"><text:span text:style-name="T2">&gt;&gt;&gt;&gt;&gt;&gt;&gt; feature-branch</text:span></text:span></text:p>
            </text:list-item>
            <text:list-item>
              <text:p text:style-name="P49">Manually resolve the conflicts and save the file.</text:p>
            </text:list-item>
            <text:list-item>
              <text:p text:style-name="P50">Add the resolved file(s):</text:p>
              <text:p text:style-name="P21"><text:span text:style-name="Source_20_Text"><text:span text:style-name="T2">git add conflicted-file</text:span></text:span></text:p>
            </text:list-item>
            <text:list-item>
              <text:p text:style-name="P50">Complete the merge:</text:p>
              <text:p text:style-name="P21"><text:span text:style-name="Source_20_Text"><text:span text:style-name="T2">git commit <text:s text:c="3"/></text:span></text:span><text:span text:style-name="Source_20_Text"><text:span text:style-name="T3">(or) <text:s text:c="3"/>git merge –continue</text:span></text:span></text:p>
            </text:list-item>
          </text:list>
        </text:list-item>
      </text:list>
      <text:list text:style-name="L10">
        <text:list-item>
          <text:h text:style-name="P17" text:outline-level="4"><text:span text:style-name="Strong_20_Emphasis"><text:span text:style-name="T5">git commit to complete the merge with your preferred commit message.</text:span></text:span></text:h>
        </text:list-item>
        <text:list-item>
          <text:h text:style-name="P17" text:outline-level="4"><text:span text:style-name="Strong_20_Emphasis"><text:span text:style-name="T5">git merge --continue, which uses the default merge commit message Git suggests.</text:span></text:span></text:h>
        </text:list-item>
      </text:list>
      <text:p text:style-name="P10"><text:span text:style-name="Strong_20_Emphasis"><text:span text:style-name="T5"/></text:span></text:p>
      <text:p text:style-name="P13"><text:soft-page-break/>Both commands work, but <text:span text:style-name="Source_20_Text">git merge --continue</text:span> ensures continuity with Git's workflow when Git expects it. If you're doing a straightforward merge without a sequenced process, using <text:span text:style-name="Source_20_Text">git commit</text:span> is typical.</text:p>
      <text:p text:style-name="P12"/>
      <text:p text:style-name="P5"><text:span text:style-name="Strong_20_Emphasis"><text:span text:style-name="T4">Squash Merge</text:span></text:span></text:p>
      <text:h text:style-name="P8" text:outline-level="4"><text:span text:style-name="Strong_20_Emphasis"><text:span text:style-name="T5">A squash merge is used when you want to combine all the commits from a branch into a single, clean commit before merging it into the main branch.</text:span></text:span></text:h>
      <text:h text:style-name="P8" text:outline-level="4"><text:span text:style-name="Strong_20_Emphasis"><text:span text:style-name="T5"/></text:span></text:h>
      <text:p text:style-name="P10"><text:span text:style-name="Source_20_Text"><text:span text:style-name="T8"/></text:span></text:p>
      <text:p text:style-name="P10"><text:span text:style-name="Source_20_Text"><text:span text:style-name="T8">When to use a squash merge</text:span></text:span></text:p>
      <text:h text:style-name="P9" text:outline-level="4"><text:span text:style-name="Strong_20_Emphasis"><text:span text:style-name="T5"/></text:span></text:h>
      <text:h text:style-name="P9" text:outline-level="4"><text:span text:style-name="Strong_20_Emphasis"><text:span text:style-name="T9">Maintain a Clean Commit History,</text:span></text:span><text:span text:style-name="Strong_20_Emphasis"> </text:span><text:span text:style-name="T5">Development branches often contain a lot of small, incremental commits like "fix typo," "update variable name," or "testing XYZ." Squash merge consolidates these into a single meaningful commit.</text:span></text:h>
      <text:p text:style-name="P10"><text:span text:style-name="T5"/></text:p>
      <text:p text:style-name="P10"><text:span text:style-name="Source_20_Text"><text:span text:style-name="T8">When not to use a squash merge</text:span></text:span></text:p>
      <text:p text:style-name="P10"><text:span text:style-name="Source_20_Text"><text:span text:style-name="T8"/></text:span></text:p>
      <text:h text:style-name="P8" text:outline-level="4"><text:span text:style-name="Strong_20_Emphasis"><text:span text:style-name="T5">If individual commits are meaningful (e.g., they correspond to specific JIRA tasks), avoid squashing.</text:span></text:span></text:h>
      <text:p text:style-name="P10"><text:span text:style-name="Source_20_Text"><text:span text:style-name="T6"/></text:span></text:p>
      <text:h text:style-name="P7" text:outline-level="3"><text:span text:style-name="Source_20_Text"><text:span text:style-name="T6">Example Workflow</text:span></text:span></text:h>
      <text:list text:style-name="L11">
        <text:list-item>
          <text:p text:style-name="P51">Start with a feature branch:</text:p>
          <text:p text:style-name="P24"><text:span text:style-name="Source_20_Text"><text:span text:style-name="T2">git checkout -b feature-branch</text:span></text:span></text:p>
          <text:p text:style-name="P51">Work on the feature and commit incrementally:</text:p>
          <text:p text:style-name="P25"><text:span text:style-name="Source_20_Text"><text:span text:style-name="T2">git add .</text:span></text:span></text:p>
          <text:p text:style-name="P26"><text:span text:style-name="Source_20_Text"><text:span text:style-name="T2">git commit -m "Initial work"</text:span></text:span></text:p>
          <text:p text:style-name="P26"><text:span text:style-name="Source_20_Text"><text:span text:style-name="T2">git commit -m "Fix logic issue"</text:span></text:span></text:p>
          <text:p text:style-name="P27"><text:span text:style-name="Source_20_Text"><text:span text:style-name="T2">git commit -m "Refactor code"</text:span></text:span></text:p>
        </text:list-item>
        <text:list-item>
          <text:p text:style-name="P51">Prepare for squash merge:</text:p>
          <text:p text:style-name="P25"><text:span text:style-name="Source_20_Text"><text:span text:style-name="T2">git checkout main</text:span></text:span></text:p>
          <text:p text:style-name="P27"><text:span text:style-name="Source_20_Text"><text:span text:style-name="T2">git merge --squash feature-branch</text:span></text:span></text:p>
        </text:list-item>
        <text:list-item>
          <text:p text:style-name="P51">Commit the changes as a single commit:</text:p>
          <text:p text:style-name="P24"><text:span text:style-name="Source_20_Text"><text:span text:style-name="T2">git commit -m "Add feature: Implement user login functionality"</text:span></text:span></text:p>
        </text:list-item>
        <text:list-item>
          <text:p text:style-name="P51">Clean up the feature branch:</text:p>
          <text:p text:style-name="P24"><text:span text:style-name="Source_20_Text"><text:span text:style-name="T2">git branch -d feature-branch</text:span></text:span></text:p>
        </text:list-item>
      </text:list>
      <text:p text:style-name="P12"><text:span text:style-name="Strong_20_Emphasis"><text:span text:style-name="T4"/></text:span></text:p>
      <text:p text:style-name="P5"><text:span text:style-name="Strong_20_Emphasis"><text:span text:style-name="T4">Abort a Merge</text:span></text:span></text:p>
      <text:list text:style-name="L12">
        <text:list-item>
          <text:p text:style-name="P52">Stops an ongoing merge and restores the branch to its pre-merge state.</text:p>
        </text:list-item>
        <text:list-item>
          <text:p text:style-name="P53"><text:soft-page-break/>Example:</text:p>
          <text:p text:style-name="P28"><text:span text:style-name="Source_20_Text"><text:span text:style-name="T2">git merge –abort</text:span></text:span></text:p>
        </text:list-item>
      </text:list>
      <text:p text:style-name="P12"/>
      <text:p text:style-name="P5"><text:span text:style-name="Strong_20_Emphasis"><text:span text:style-name="T4">Deleting Merged Branches</text:span></text:span></text:p>
      <text:p text:style-name="P14">git branch -d feature-branch</text:p>
      <text:h text:style-name="P3" text:outline-level="4"><text:span text:style-name="Strong_20_Emphasis">When to use:</text:span></text:h>
      <text:list text:style-name="L13">
        <text:list-item>
          <text:p text:style-name="P54">Use this command after you successfully merge a feature branch into <text:span text:style-name="Source_20_Text">main</text:span> (or another branch) and want to delete the branch.</text:p>
        </text:list-item>
        <text:list-item>
          <text:p text:style-name="P55">Example:</text:p>
          <text:p text:style-name="P29"><text:span text:style-name="Source_20_Text"><text:span text:style-name="T2">git checkout main</text:span></text:span></text:p>
          <text:p text:style-name="P30"><text:span text:style-name="Source_20_Text"><text:span text:style-name="T2">git merge feature-branch</text:span></text:span></text:p>
          <text:p text:style-name="P31"><text:span text:style-name="Source_20_Text"><text:span text:style-name="T2">git branch -d feature-branch</text:span></text:span></text:p>
          <text:p text:style-name="P55">This ensures that all changes from <text:span text:style-name="Source_20_Text">feature-branch</text:span> are safely integrated into <text:span text:style-name="Source_20_Text">main</text:span> before deletion.</text:p>
        </text:list-item>
      </text:list>
      <text:h text:style-name="P11" text:outline-level="4"><text:span text:style-name="Strong_20_Emphasis">What happens if the branch isn't fully merged?</text:span></text:h>
      <text:list text:style-name="L14">
        <text:list-item>
          <text:p text:style-name="P56">Git will refuse to delete the branch and show an error message:</text:p>
          <text:p text:style-name="P32"><text:span text:style-name="Source_20_Text"><text:span text:style-name="T2">error: The branch 'feature-branch' is not fully merged.</text:span></text:span></text:p>
          <text:p text:style-name="P33"><text:span text:style-name="Source_20_Text"><text:span text:style-name="T2">If you are sure you want to delete it, run 'git branch -D feature-branch'.</text:span></text:span></text:p>
        </text:list-item>
      </text:list>
      <text:p text:style-name="P4"><text:span text:style-name="Source_20_Text"><text:span text:style-name="T7">git branch -D feature-branch</text:span></text:span></text:p>
      <text:h text:style-name="P11" text:outline-level="4"><text:span text:style-name="Strong_20_Emphasis">What it does:</text:span></text:h>
      <text:list text:style-name="L15">
        <text:list-item>
          <text:p text:style-name="P57">Forcefully deletes the branch <text:span text:style-name="Source_20_Text">feature-branch</text:span> <text:span text:style-name="Strong_20_Emphasis">regardless of whether it has been fully merged or not</text:span>.</text:p>
        </text:list-item>
        <text:list-item>
          <text:p text:style-name="P58">This bypasses Git's safety checks, and commits unique to <text:span text:style-name="Source_20_Text">feature-branch</text:span> might become inaccessible.</text:p>
        </text:list-item>
      </text:list>
      <text:h text:style-name="P11" text:outline-level="4"><text:span text:style-name="Strong_20_Emphasis">Risk of using </text:span><text:span text:style-name="Source_20_Text">-D</text:span><text:span text:style-name="Strong_20_Emphasis">:</text:span></text:h>
      <text:list text:style-name="L16">
        <text:list-item>
          <text:p text:style-name="P59">If the branch contains commits not merged into any other branch, these commits will not be easily retrievable unless they were pushed to a remote or found in the reflog.</text:p>
        </text:list-item>
      </text:list>
      <text:h text:style-name="P6" text:outline-level="3"><text:span text:style-name="Strong_20_Emphasis">Best Practices</text:span></text:h>
      <text:list text:style-name="L17">
        <text:list-item>
          <text:p text:style-name="P60"><text:span text:style-name="Strong_20_Emphasis">Use </text:span><text:span text:style-name="Source_20_Text">-d</text:span><text:span text:style-name="Strong_20_Emphasis"> by default:</text:span></text:p>
          <text:list>
            <text:list-item>
              <text:p text:style-name="P61">This ensures no important work is accidentally lost.</text:p>
            </text:list-item>
          </text:list>
        </text:list-item>
        <text:list-item>
          <text:p text:style-name="P60"><text:span text:style-name="Strong_20_Emphasis">Use </text:span><text:span text:style-name="Source_20_Text">-D</text:span><text:span text:style-name="Strong_20_Emphasis"> cautiously:</text:span></text:p>
          <text:list>
            <text:list-item>
              <text:p text:style-name="P60">Confirm the branch's status with:</text:p>
              <text:p text:style-name="P34"><text:span text:style-name="Source_20_Text"><text:span text:style-name="T2">git log feature-branch --not main</text:span></text:span></text:p>
              <text:p text:style-name="P61"><text:soft-page-break/>This shows commits in <text:span text:style-name="Source_20_Text">feature-branch</text:span> that aren't in <text:span text:style-name="Source_20_Text">main</text:span>.</text:p>
            </text:list-item>
          </text:list>
        </text:list-item>
        <text:list-item>
          <text:p text:style-name="P60"><text:span text:style-name="Strong_20_Emphasis">Check for pushes to remote:</text:span></text:p>
          <text:list>
            <text:list-item>
              <text:p text:style-name="P60">If the branch exists remotely, delete it there too if no longer needed:</text:p>
            </text:list-item>
          </text:list>
        </text:list-item>
      </text:list>
      <text:list text:style-name="L18">
        <text:list-item>
          <text:list>
            <text:list-header>
              <text:p text:style-name="P35"><text:span text:style-name="Source_20_Text"><text:span text:style-name="T2">git push origin --delete feature-branch</text:span></text:span></text:p>
            </text:list-header>
          </text:list>
        </text:list-item>
      </text:list>
      <text:p text:style-name="P12"/>
      <text:h text:style-name="P3" text:outline-level="4"><text:span text:style-name="Strong_20_Emphasis">Tips for Efficient Merging</text:span></text:h>
      <text:list text:style-name="L19">
        <text:list-item>
          <text:p text:style-name="P62"><text:span text:style-name="Strong_20_Emphasis">Keep branches up-to-date:</text:span> Regularly pull changes from <text:span text:style-name="Source_20_Text">main</text:span> into your feature branch.</text:p>
          <text:p text:style-name="P36"><text:span text:style-name="Source_20_Text"><text:span text:style-name="T2">git pull origin main</text:span></text:span></text:p>
        </text:list-item>
        <text:list-item>
          <text:p text:style-name="P63"><text:span text:style-name="Strong_20_Emphasis">Use meaningful commit messages:</text:span> Helps in understanding the purpose of merge commits.</text:p>
        </text:list-item>
        <text:list-item>
          <text:p text:style-name="P62"><text:span text:style-name="Strong_20_Emphasis">Rebase before merging:</text:span> Clean up commit history.</text:p>
          <text:p text:style-name="P36"><text:span text:style-name="Source_20_Text"><text:span text:style-name="T2">git rebase main</text:span></text:span></text:p>
        </text:list-item>
        <text:list-item>
          <text:p text:style-name="P62"><text:span text:style-name="Strong_20_Emphasis">Visualize the merge process:</text:span> Use Git tools like<text:span text:style-name="T2"> </text:span><text:span text:style-name="Source_20_Text"><text:span text:style-name="T2">git log --graph</text:span></text:span> or GUIs like GitKraken.</text:p>
        </text:list-item>
      </text:list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1" text:outline-level="3"><text:span text:style-name="Strong_20_Emphasis"><text:span text:style-name="T1">How Migration Files in settings-1 Are Removed During the Merge Process</text:span></text:span></text:h>
      <text:p text:style-name="P16">Understand the Problem</text:p>
      <text:p text:style-name="P13">The issue arises because the migration files generated in settings-1 are applied to the database but are absent in the settings branch due to .gitignore. This creates a mismatch between the database schema and the tracked migrations in settings.</text:p>
      <text:p text:style-name="P16">Steps to Fix:</text:p>
      <text:p text:style-name="P13">Your steps for merging settings with settings-1 while excluding migration files are well-structured. Below is a clarified and slightly refined version of the workflow, ensuring consistency and clarity</text:p>
      <text:p text:style-name="P15">Step 1: Create a clean branch from settings</text:p>
      <text:p text:style-name="P13"><text:s text:c="4"/>1. Switch to the settings branch:</text:p>
      <text:p text:style-name="P13"><text:s text:c="7"/><text:span text:style-name="T2">git checkout settings</text:span></text:p>
      <text:p text:style-name="P13"><text:s text:c="4"/>2. Create a new branch settings-1 based on settings:</text:p>
      <text:p text:style-name="P13"><text:s text:c="7"/><text:span text:style-name="T2">git checkout -b settings-1</text:span></text:p>
      <text:p text:style-name="P13"/>
      <text:p text:style-name="P15">Step 2: Apply fresh migrations in settings-1</text:p>
      <text:p text:style-name="P13"><text:s text:c="4"/>1. Switch to the settings-1 branch:</text:p>
      <text:p text:style-name="P13"><text:s text:c="7"/><text:span text:style-name="T2">git checkout settings-1</text:span></text:p>
      <text:p text:style-name="P13"><text:s text:c="4"/>2. Remove old migration files in all app directories:</text:p>
      <text:p text:style-name="P13"><text:s text:c="7"/><text:span text:style-name="T2">find . -path "*/migrations/*.py" -not -name "__init__.py" -delete</text:span></text:p>
      <text:p text:style-name="P13"><text:s text:c="4"/>3. Generate fresh migration files:</text:p>
      <text:p text:style-name="P13"><text:s text:c="7"/><text:span text:style-name="T2">python manage.py makemigrations</text:span></text:p>
      <text:p text:style-name="P13"><text:s text:c="4"/>4. Apply the new migrations to the database:</text:p>
      <text:p text:style-name="P13"><text:s text:c="7"/><text:span text:style-name="T2">python manage.py migrate</text:span></text:p>
      <text:p text:style-name="P13"><text:s text:c="4"/>5. Verify that all migrations are applied correctly:</text:p>
      <text:p text:style-name="P13"><text:s text:c="7"/><text:span text:style-name="T2">python manage.py showmigrations</text:span></text:p>
      <text:p text:style-name="P13"><text:s text:c="4"/>6. Commit the fresh migrations:</text:p>
      <text:p text:style-name="P13"><text:s text:c="7"/><text:span text:style-name="T2">git add .</text:span></text:p>
      <text:p text:style-name="P13"><text:s text:c="7"/><text:span text:style-name="T2">git commit -m "Apply fresh migrations in settings-1"</text:span></text:p>
      <text:p text:style-name="P13">At this stage, settings-1 contains new migration files, while the settings branch retains the old ones.</text:p>
      <text:p text:style-name="P13"><text:soft-page-break/></text:p>
      <text:p text:style-name="P15">Step 3: Merge settings-1 into settings without migrations</text:p>
      <text:p text:style-name="P13"><text:s text:c="4"/>1. Switch to the settings branch:</text:p>
      <text:p text:style-name="P13"><text:s text:c="7"/><text:span text:style-name="T2">git checkout settings</text:span></text:p>
      <text:p text:style-name="P13"><text:s text:c="4"/>2. Merge settings-1 into settings without committing:</text:p>
      <text:p text:style-name="P13"><text:s text:c="7"/><text:span text:style-name="T2">git merge --no-commit settings-1</text:span></text:p>
      <text:p text:style-name="P13"><text:s text:c="7"/>At this point, the new migration files from settings-1 are staged for merging into settings.</text:p>
      <text:p text:style-name="P13"><text:s text:c="4"/>3. Remove migration files from the staging area:</text:p>
      <text:p text:style-name="P13"><text:s text:c="7"/><text:span text:style-name="T2">git reset HEAD */migrations/</text:span></text:p>
      <text:p text:style-name="P13"><text:tab/>This un-stages the new migration files from settings-1.</text:p>
      <text:p text:style-name="P13"><text:s text:c="7"/><text:span text:style-name="T2">git checkout -- */migrations/</text:span></text:p>
      <text:p text:style-name="P13"><text:s text:c="7"/>This command ensures the migration files in the settings branch are retained.</text:p>
      <text:p text:style-name="P13"><text:s text:c="7"/>This ensures that any migration changes are excluded from the merge.</text:p>
      <text:p text:style-name="P13"><text:s text:c="4"/>4. Commit the merge without migrations:</text:p>
      <text:p text:style-name="P13"><text:s text:c="7"/><text:span text:style-name="T2">git commit -m "Merge settings-1 into settings without migrations"</text:span></text:p>
      <text:p text:style-name="P13"><text:s text:c="7"/>This command ensures the migration files in the settings branch are retained.</text:p>
      <text:p text:style-name="P13"><text:s text:c="7"/>At this point:</text:p>
      <text:p text:style-name="P13"><text:s text:c="4"/>• The merged branch (settings) contains the old migration files from settings.</text:p>
      <text:p text:style-name="P13"><text:s text:c="4"/>• The new migration files from settings-1 are excluded from the merge.</text:p>
      <text:p text:style-name="P13"/>
      <text:p text:style-name="P15">Step 4: Finalize the merged branch</text:p>
      <text:p text:style-name="P13"><text:s text:c="4"/>1. Verify the migrations:</text:p>
      <text:p text:style-name="P13"><text:s text:c="7"/><text:span text:style-name="T2">python manage.py showmigrations</text:span></text:p>
      <text:p text:style-name="P13"><text:s text:c="4"/>2. Apply migrations to ensure functionality:</text:p>
      <text:p text:style-name="P13"><text:s text:c="7"/><text:span text:style-name="T2">python manage.py migrate</text:span></text:p>
      <text:p text:style-name="P13"><text:s text:c="4"/>3. Push the merged branch to the remote repository:</text:p>
      <text:p text:style-name="P13"><text:s text:c="7"/><text:span text:style-name="T2">git push origin settings</text:span></text:p>
      <text:p text:style-name="P13"/>
      <text:p text:style-name="P15">Why Old Migration Files in settings Remain</text:p>
      <text:p text:style-name="P13"><text:s text:c="4"/>1. Exclusion During Merge: By explicitly resetting (git reset HEAD) and restoring (git checkout --) the migrations/ folder, the new migration files from settings-1 are never added to the settings branch.</text:p>
      <text:p text:style-name="P13"><text:soft-page-break/><text:s text:c="4"/>2. No Overwriting: Since the new migration files from settings-1 are excluded during the merge, the migration files already present in settings remain untouched.</text:p>
      <text:p text:style-name="P13"/>
      <text:p text:style-name="P15">Key Points</text:p>
      <text:p text:style-name="P13"><text:s text:c="4"/>• The git reset HEAD */migrations/ removes the staged new migration files from settings-1.</text:p>
      <text:p text:style-name="P13"><text:s text:c="4"/>• The git checkout -- */migrations/ restores the old migration files from settings to the working directory.</text:p>
      <text:p text:style-name="P13"><text:s text:c="4"/>• The merge commit only includes other changes from settings-1 but excludes migration-related changes.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14:13.626892477</meta:creation-date>
    <meta:generator>LibreOffice/24.2.5.2$Linux_X86_64 LibreOffice_project/420$Build-2</meta:generator>
    <dc:date>2024-12-04T10:00:57.383254636</dc:date>
    <meta:editing-duration>PT9M</meta:editing-duration>
    <meta:editing-cycles>3</meta:editing-cycles>
    <meta:document-statistic meta:table-count="0" meta:image-count="0" meta:object-count="0" meta:page-count="8" meta:paragraph-count="171" meta:word-count="1488" meta:character-count="9308" meta:non-whitespace-character-count="7811"/>
  </office:meta>
</office:document-meta>
</file>